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sl" fo:country="SI"/>
    </style:style>
    <style:style style:name="P2" style:family="paragraph" style:parent-style-name="Standard">
      <style:text-properties fo:language="sl" fo:country="SI" officeooo:rsid="0001a8eb" officeooo:paragraph-rsid="0001a8eb"/>
    </style:style>
    <style:style style:name="P3" style:family="paragraph" style:parent-style-name="Standard">
      <style:paragraph-properties fo:text-align="center" style:justify-single-word="false"/>
      <style:text-properties fo:font-size="14pt" fo:language="sl" fo:country="SI" fo:font-weight="bold" officeooo:rsid="0001a8eb" officeooo:paragraph-rsid="0001a8eb" style:font-size-asian="14pt" style:font-weight-asian="bold" style:font-size-complex="14pt" style:font-weight-complex="bold"/>
    </style:style>
    <style:style style:name="T1" style:family="text">
      <style:text-properties officeooo:rsid="0001a8e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1d1b9"/>
    </style:style>
    <style:style style:name="T4" style:family="text">
      <style:text-properties officeooo:rsid="0002e2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za v Ljubljani Fakulteta za računalništvo in informatiko </text:p>
      <text:p text:style-name="P2">Večna pot 113</text:p>
      <text:p text:style-name="P2">SI-1000 Ljubljana </text:p>
      <text:p text:style-name="P2">Slovenija</text:p>
      <text:p text:style-name="P2"/>
      <text:p text:style-name="P2">Iztok Jeras</text:p>
      <text:p text:style-name="P2">Dvorakova ulica 11</text:p>
      <text:p text:style-name="P2">SI-1000 Ljubljana</text:p>
      <text:p text:style-name="P2">Slovenija</text:p>
      <text:p text:style-name="P2">tel.: +386 31 850 760</text:p>
      <text:p text:style-name="P2"/>
      <text:p text:style-name="P3">Oddaja prijave teme za magistrsko nalogo</text:p>
      <text:p text:style-name="P2"/>
      <text:p text:style-name="P2">Trenutno je seznam članov komisije pomanjkljiv. Profesor Dobnikar je bil moj mentor pri dosedanjem raziskovalnem delu iz področja celičnih avtomatov, pisal mu bom glede članstva v komisiji. Profesor Mraz raziskuje celične avtomate iz kvantnih točk, in bi bil primeren član komisije.</text:p>
      <text:p text:style-name="P2"/>
      <text:p text:style-name="P1"><text:span text:style-name="T1">Na FMF je več raziskovalcev celičnih avtomatov, a doslej še nobenega nisem kontaktiral. V sredo 3. marca 2016 bo dipl. fiz. Tadej Dobravec zagovarjal magistrsko nalogo z naslovom </text:span><text:span text:style-name="T2">Razvoj metode celičnih avtomatov za probleme z evtektičnimi faznimi prehodi</text:span>. <text:span text:style-name="T4">Zagovora se bom udeležil in takrat povprašal prisotne profesorje, kdo bi bil pripravljen sodelovati v komisiji za mojo magistrsko nalogo.</text:span></text:p>
      <text:p text:style-name="P1"/>
      <text:p text:style-name="P2">Mentor prof. dr. B<text:span text:style-name="T3">ranko</text:span> Šter <text:span text:style-name="T3">se strinja s temo naloge, in je že podpisal prijavo, ki pa je bila na žalost po napačnem obrazcu.</text:span></text:p>
      <text:p text:style-name="P1"/>
      <text:p text:style-name="P2">S spoštovanjem,</text:p>
      <text:p text:style-name="P2">Iztok Jer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7:47:06.841178367</meta:creation-date>
    <dc:date>2016-02-29T18:38:13.057609604</dc:date>
    <meta:editing-duration>PT35M36S</meta:editing-duration>
    <meta:editing-cycles>2</meta:editing-cycles>
    <meta:generator>LibreOffice/4.4.6.3$Linux_X86_64 LibreOffice_project/40m0$Build-3</meta:generator>
    <meta:document-statistic meta:table-count="0" meta:image-count="0" meta:object-count="0" meta:page-count="1" meta:paragraph-count="15" meta:word-count="160" meta:character-count="1046" meta:non-whitespace-character-count="899"/>
  </office:meta>
</office:document-meta>
</file>